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Marginalia/TestRunner.xml"/>
  <manifest:file-entry manifest:media-type="text/xml" manifest:full-path="Dialogs/Marginalia/dialog-lb.xml"/>
  <manifest:file-entry manifest:media-type="" manifest:full-path="Dialogs/Marginalia/"/>
  <manifest:file-entry manifest:media-type="text/xml" manifest:full-path="Dialogs/Standard/dialog-lb.xml"/>
  <manifest:file-entry manifest:media-type="" manifest:full-path="Dialogs/Standard/"/>
  <manifest:file-entry manifest:media-type="" manifest:full-path="Dialogs/"/>
  <manifest:file-entry manifest:media-type="text/xml" manifest:full-path="content.xml"/>
  <manifest:file-entry manifest:media-type="text/xml" manifest:full-path="Basic/Marginalia/Marginalia.xml"/>
  <manifest:file-entry manifest:media-type="text/xml" manifest:full-path="Basic/Marginalia/MarginaliaTests.xml"/>
  <manifest:file-entry manifest:media-type="text/xml" manifest:full-path="Basic/Marginalia/MarginaliaOOo.xml"/>
  <manifest:file-entry manifest:media-type="text/xml" manifest:full-path="Basic/Marginalia/script-lb.xml"/>
  <manifest:file-entry manifest:media-type="" manifest:full-path="Basic/Marginalia/"/>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1" style:family="text">
      <style:text-properties fo:background-color="transpar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I: <text:span text:style-name="T1">Variation Under Domestication</text:span></text:h>
      <text:h text:style-name="Heading_20_2" text:outline-level="2">Causes of Variability</text:h>
      <text:p text:style-name="Text_20_body">WHEN we compare the individuals of the same variety or sub-variety of our older cultivated plants and animals, one of the first points which strikes us is, that they generally differ more from each other than do the individuals of any one species or variety in a state of nature. </text:p>
      <text:p text:style-name="Text_20_body">And if we <text:span text:style-name="T1">reflect</text:span> on the vast diversity of the plants and animals which have been cultivated, and which have varied during all ages under the most different climates and treatment, we are driven to conclude that this great variability is due to our domestic productions having been raised under conditions of life not so uniform as, and somewhat different from, those to which the parent species had been exposed under nature. </text:p>
      <text:p text:style-name="Text_20_body">There is, also, some probability in the view propounded by Andrew Knight, that this variability may be partly connected with excess of food. It seems clear that organic beings must be exposed during several generations to new conditions to cause any great amount of variation; and that, when the organisation has once begun to vary, it generally continues varying for many generations. No case is on record of a variable organism ceasing to vary under cultivation. <text:span text:style-name="T1">Our oldest cultivated plants, such as wheat, still yield new varieties: our oldest, domesticated</text:span> animals are still capable of rapid improvement or modification. </text:p>
      <text:p text:style-name="Text_20_body">As far as I am able to judge, after long attending to the subject, the conditions of life appear to act in two ways,- directly on the whole organisation or on certain parts alone, and indirectly by affecting the reproductive system. </text:p>
      <text:p text:style-name="Text_20_body">With respect to the direct action<text:span text:style-name="T1">, we must bear in mind that in every case, as Professor Weismann has lately insisted, and as </text:span>I have incidentally shown in my work on Variation under Domestication, there are two factors: namely, the nature of the organism, and the nature of the conditions. </text:p>
      <text:p text:style-name="Text_20_body">The former seems to be much the more important; for nearly similar variations sometimes arise under, as far as we can judge, dissimilar conditions; and, on the other hand, dissimilar variations arise under conditions which appear to be nearly uniform. <text:span text:style-name="T1">The effects on the offspring are either definite or indefinite. </text:span></text:p>
      <text:p text:style-name="Text_20_body"><text:span text:style-name="T1">They may be considered as definite when all or nearly all the offspring of individuals exposed to certain conditions during several generations are modified in the same manner.</text:span> It is extremely difficult to come to any conclusion in regard to the extent of the changes which have been thus definitely induced. There can, however, be little doubt about many slight changes,- such as size from the amount of food, colour from the nature of the food, thickness of the skin and hair from climate, &amp;c.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shok Hariharan</meta:initial-creator>
    <meta:creation-date>2007-07-26T11:23:52</meta:creation-date>
    <dc:creator>Ashok Hariharan</dc:creator>
    <dc:date>2007-07-30T13:34:33</dc:date>
    <dc:language>en-US</dc:language>
    <meta:editing-cycles>135</meta:editing-cycles>
    <meta:editing-duration>P1DT23H56M17S</meta:editing-duration>
    <meta:user-defined meta:name="Info 1"/>
    <meta:user-defined meta:name="Info 2"/>
    <meta:user-defined meta:name="Info 3"/>
    <meta:user-defined meta:name="Info 4"/>
    <meta:document-statistic meta:table-count="0" meta:image-count="0" meta:object-count="0" meta:page-count="1" meta:paragraph-count="9" meta:word-count="456" meta:character-count="2729"/>
  </office:meta>
</office:document-meta>
</file>

<file path=Basic/Marginalia/Marginalia.xml><?xml version="1.0" encoding="utf-8"?>
<!DOCTYPE module  PUBLIC '-//OpenOffice.org//DTD OfficeDocument 1.0//EN'  'module.dtd'>
<script:module xmlns:script="http://openoffice.org/2000/script" script:name="Marginalia" script:language="StarBasic">REM  *****  BASIC  *****
Option Explicit


rem 
Type MarginaliaRange
	REM "block" or "string" to identify between xpath style (p[1] and word(3) )
	rangeType as string
	REM name of the range p or char or word
	rangeName as String
	REM sequence of the range element - this is probbly redundant because the
	REM ranges are returned in a sequential array
	rangeOrder as integer
	REM the rangeNumber begins with a 0-index only for the "char" range name
	rangeNumber as integer
End Type

 Type MarginaliaRangeMeasure
	REM array of marginalia range objects (MarginaliaRange() ) indicating the From range
	MFrom as Variant
	REM array of marginalia range objects indicating the two range
	MTo as variant
End Type


REM Function to test the library
REM returns a MarginaliaRangeMeasure object
Sub Main
	Dim test as MarginaliaRangeMeasure
	test = getMarginaliaRangeMeasure("p[1]/word(2)/char(0);p[1]/word(2)/char(6)")
	if (IsArray(test.MFrom)) then
	Msgbox "test successful for From range"
	end if
	if (IsArray(test.MTo)) then
	Msgbox "test successful for to range"
	end if
	
End Sub

REM returns a new MarginaliaRangeMeasure object
REM this is required because OOBasic does not you declare modularized 
REM types directly
Function newMarginaliaRangeMeasure as MarginaliaRangeMeasure
	Dim mrm as New MarginaliaRangeMeasure
	newMarginaliaRangeMeasure = mrm	
End Function


Function getMarginaliaRangeMeasure (strRange as String) as MarginaliaRangeMeasure
	Dim arr()
	Dim ObjMarginaliaRangeMeasure as New MarginaliaRangeMeasure
	arr = split(strRange, ";")
	If UBound(arr) = 0 then
		rem array has a single range
		ObjMarginaliaRangeMeasure = MakeMarginaliaRange (arr, True)
	Else
		ObjMarginaliaRangeMeasure = MakeMarginaliaRange (arr, False)
	End If		
	
	getMarginaliaRangeMeasure = ObjMarginaliaRangeMeasure
	
End Function

Function MakeMarginaliaRange (arrayOfRange as Variant, singleRange as Boolean) as MarginaliaRangeMeasure
	Dim i as integer
	Dim inputRangeMeasure as MarginaliaRangeMeasure
	Dim mRange as MarginaliaRange
	rem split the range into its components
	rem the left most component is the beginning of the range
	Dim rangeComponentsFrom()
	rangeComponentsFrom = split (arrayOfRange(LBound(arrayOfRange)), "/")
	inputRangeMeasure.MFrom() = TransformRangeComponents (rangeComponentsFrom)
	if (Lbound(arrayOfRange) &lt; UBound(arrayOfRange) ) then
		Dim rangeComponentsTo()
		rangeComponentsTo =  split (arrayOfRange(UBound(arrayOfRange)), "/")
		inputRangeMeasure.MTo() = TransformRangeComponents (rangeComponentsTo)
	End if	
	
	MakeMarginaliaRange = inputRangeMeasure 

	
End Function

REM RETURNS AN ARRAY OF MARGINALIA RANGE OBJECTS



REM returns an Array of MarginaliaRange objects representing a single range description
Function TransformRangeComponents  (rangeComponents as Variant)
	Dim i as integer
	Dim myMarginaliaRanges()
	Redim myMarginaliaRanges(Ubound(rangeComponents)) as Variant
	Dim subRangeComponent as string
	Dim subRangeComponentPos as string
	
	For i=LBound(rangeComponents) to UBound(rangeComponents)
		Dim rangeComponent as string
		rangeComponent = rangeComponents(i)
		rem check if he range component is a block type, look for block brackets
		if ((instr(rangeComponent, "[") &lt;&gt; 0 ) and (instr(rangeComponent, "]"))) then
			myMarginaliaRanges(i) =  ParseComponent(rangeComponent, "[,]", "block", i)
		End if

		if ((instr(rangeComponent, "(") &lt;&gt; 0 ) and (instr(rangeComponent, ")"))) then
			rem if yes look split the string
			myMarginaliaRanges(i) = ParseComponent(rangeComponent, "(,)", "string" , i)
		
		End if
			
	Next

	TransformRangeComponents = myMarginaliaRanges
	
End Function


Rem parses components based on input componentType = [,] or (,)
Rem returns a marginaliaRange object
Function ParseComponent(rangeComponent as string, componentType as string, rangeType as string, pos as Integer)
		
		Dim posOpenBracket, posCloseBracket as integer
		Dim rangeBrackets()
		Dim subRangeComponent, subRangeComponentPos as string
		
		rangeBrackets = split(componentType, ",")
		
		
		posOpenBracket = instr(rangeComponent, rangeBrackets(LBound(rangeBrackets)))
		posCloseBracket = instr(rangeComponent,rangeBrackets(UBound(rangeBrackets)))
		
		rem indexes of brackets
		subRangeComponent = left(rangeComponent, posOpenBracket - 1 )			
		subRangeComponentPos = mid(rangeComponent, posOpenBracket + 1 , posCloseBracket - posOpenBracket - 1 )
		
		rem make range object
		dim mRange as MarginaliaRange
		mRange.rangeType = rangeType 
		mRange.rangeName = subRangeComponent
		mRange.rangeOrder = pos + 1
		mRange.rangeNumber = Cint(subRangeComponentPos)
			
		ParseComponent = mRange

End Function


</script:module>
</file>

<file path=Basic/Marginalia/MarginaliaOOo.xml><?xml version="1.0" encoding="utf-8"?>
<!DOCTYPE module  PUBLIC '-//OpenOffice.org//DTD OfficeDocument 1.0//EN'  'module.dtd'>
<script:module xmlns:script="http://openoffice.org/2000/script" script:name="MarginaliaOOo" script:language="StarBasic">REM  *****  BASIC  *****
Option Explicit

Sub Main
	Dim theParagraph 
	Dim theNthWord as String
	
	theParagraph = getNthHeading("h2", 1)
	if (Not isnull(theParagraph) ) then
		Msgbox theParagraph.getString()
	end if
End Sub

REM test function
Sub Main2
	
	Dim theParagraph 
	Dim theNthWord as String
	
	theParagraph = getNthParagraph(3)
	if (Not isnull(theParagraph) ) then
		Msgbox theParagraph.getString()
		Dim paraBegin
	    Dim paraCursor, wordCursor 
	    paraCursor =  theParagraph.getText().createTextCursorByRange(theParagraph.getStart())
		wordCursor = getNthWord(theParagraph, 4)	    
		Msgbox wordCursor.getString()
		Dim charCursor, charCursorEnd
		charCursor = getNthCharacter(wordCursor, 0)
		charCursorEnd = getNthCharacter(wordCursor, 3)
		charCursor.gotoRange(charCursorEnd, true)
		charCursor.CharBackColor = RGB(200, 0 , 0)
		Msgbox charCursor.getString()
	end if

	Dim wordRange 
	Dim libs 
	libs = BasicLibraries
	libs.LoadLibrary("Marginalia")
	wordRange = "p[2]/word(2);p[2]/word(5)"
	Dim test as Variant
	
	test = getMarginaliaRangeMeasure(wordRange)

	if (IsArray(test.MFrom)) then
	Msgbox "test successful for From range"
	end if
	if (IsArray(test.MTo)) then
	Msgbox "test successful for to range"
	end if
	
	
End Sub

REM returns the nth paragraph
REM returns a paragraph object
Function getNthParagraph (nthPara as integer)
	Dim paraEnumerator, theParagraph
	Dim i as integer 'counter for paragraphs
	i = 0 
	paraEnumerator = thisComponent.getText().createEnumeration()
  	Do while paraEnumerator.hasMoreElements()
  		theParagraph = paraEnumerator.nextElement
  		Rem check if it is a pargraph
  		if (theParagraph.supportsService("com.sun.star.text.Paragraph") ) then
  			if (theParagraph.ParaChapterNumberingLevel = -1 ) then
  				i = i + 1
  				if ( i = nthPara) then 
  					'this is the para we need
  					getNthParagraph = theParagraph
  					Exit function
  				end if	
  			end if
  		end if	
  	Loop
  	getNthParagraph = null
End Function

REM function to get the nth word
REM returns a word cursor
Function getNthWord (theParagraph  as variant, nthWord as integer)
	
	Dim paraLeftCursor , paraRightCursor
	Dim paraText 
	
	paraText = theParagraph.getText()
	
	paraLeftCursor = theParagraph.getText().createTextCursorByRange(theParagraph.getStart())
	paraRightCursor =  theParagraph.getText().createTextCursorByRange(theParagraph.getStart())
	paraRightCursor.gotoEndOfParagraph(True)

	Dim wordCounter as Integer
	wordCounter = 0
	
	paraLeftCursor.goRight(0, False)
	
	
	Do while paraText.compareRegionEnds(paraLeftCursor, paraRightCursor) &gt;= 0 
		Dim bNextWord as boolean
		bNextWord = paraLeftCursor.gotoNextWord(true)	
		if (bNextWord = False) then 
			exit do
		End if
		wordCounter = wordCounter + 1
		Dim msg as String
		msg=""
		if (wordCounter = nthWord) then 
			getNthWord = paraLeftCursor
			Exit Function
		end if
	
		paraLeftCursor.goRight(0, False)	
		
	Loop 
	

End Function

rem for characters the index is 0 based 
rem 0 = start of 1st character
rem returns a character level cursor
Function getNthCharacter (theWord as Variant, nthBeginCharacter as integer)
	Dim wordLeftCursor , wordRightCursor
	Dim wordText 
	wordText = theWord.getText()
	wordLeftCursor = theWord.getText().createTextCursorByRange(theWord.getStart())
	wordLeftCursor.goRight(nthBeginCharacter, false)
	getNthCharacter = wordLeftCursor
End Function


Function getNthHeading (headingName as string, nthHeading as integer)
rem heading types are h1, h2, h3, h4...etc....
Dim headingType as string
rem heading levels are 0 based indexes
Dim headingLevel as integer

headingType = left(headingName, 1)
rem subtract 1 because heading levels are 0 based...
headingLevel = CInt(Mid (headingName, 2, len(headingName))) - 1

if (headingType = "h" ) then 
	Dim paraEnumerator, theHeading
	Dim i as integer 'counter for paragraphs
	i = 0 
	paraEnumerator = thisComponent.getText().createEnumeration()
  	Do while paraEnumerator.hasMoreElements()
  		theHeading = paraEnumerator.nextElement
  		Rem check if it is a pargraph
  		if (theHeading.supportsService("com.sun.star.text.Paragraph") ) then
  			if (theHeading.ParaChapterNumberingLevel =  headingLevel ) then
  				i = i + 1
  				if ( i = nthHeading) then 
  					'this is the para we need
  					getNthHeading = theHeading
  					Exit function
  				end if	
  			end if
  		end if	
  	Loop
 else
 	getNthHeading = Nothing
end if
getNthHeading
End function


</script:module>
</file>

<file path=Basic/Marginalia/MarginaliaTests.xml><?xml version="1.0" encoding="utf-8"?>
<!DOCTYPE module  PUBLIC '-//OpenOffice.org//DTD OfficeDocument 1.0//EN'  'module.dtd'>
<script:module xmlns:script="http://openoffice.org/2000/script" script:name="MarginaliaTests" script:language="StarBasic">REM  *****  BASIC  *****

Dim dlg as Object
Dim dlgClose as Boolean
Sub Main

Dim oListener

DialogLibraries.LoadLibrary("Marginalia")
BasicLibraries.LoadLibrary("Marginalia")

dlgClose = false
dlg = CreateUnoDialog(DialogLibraries.Marginalia.TestRunner)

Dim lbCombo 
lbCombo=dlg.getControl("lbRanges")
lbCombo.addItem("p[2]/word(4)/char(0);p[2]/word(4)/char(7) == reflect", 1)
lbCombo.addItem("p[3]/word(77)/char(0);p[3]/word(90)/char(12) == Our oldest...domesticated", 2)
lbCombo.addItem("p[6]/word(41)/char(0);p[6]/word(50)/char(11) == The effects on ....indefinite", 3)
lbCombo.addItem("p[5]/word(6)/char(6);p[5]/word(23)/char(2) == , we must bear in mind....  insisted, and as", 4)
lbCombo.addItem("p[7]/word(1)/char(0);p[7]/word(28)/char(7) == They may considered... in the same manner", 5)

dlg.setVisible(true)

Do
If ( dlgClose) then 
	Exit Do
End if
Wait(100)
Loop
dlg.setVisible(false)
dlg.Dispose()

End Sub

Sub MarkRange_Clicked()
	Dim lbCombo, strItem, arrItem()
	lbCombo = dlg.getControl("lbRanges")
	if (lbCombo.getSelectedItemPos() = -1 ) then 
		Msgbox "Nothing was selected !!" 
		exit sub
	end if
	strItem = lbCombo.getItem(lbCombo.getSelectedItemPos())
	arrItem = split(strItem, "==")
	Msgbox "the range :" + Trim(arrItem(0)) + " will be attempted now"
	FindRange (arrItem(0))
End sub

Sub CloseDialog_Clicked()
	dlgClose = true
End sub

Function FindRange (theRange as string)
	Dim tstMarginaliaRangeMeasure as variant
	
	tstMarginaliaRangeMeasure = getMarginaliaRangeMeasure(theRange)
	
	Dim i as integer
	Dim fromRange as variant
	Dim toRange as Variant
	
	Dim fromRangeStr as String
	Dim toRangeStr as String
	fromRange = tstMarginaliaRangeMeasure.MFrom
	toRange = tstMarginaliaRangeMeasure.MTo
	
	
	Dim theParagraphFrom as variant
	Dim theWordFrom as variant
	Dim theCharacterFrom as Variant
	
	For i=LBound(fromRange) to UBound(fromRange)
		Dim fromMarginaliaRangeType as Variant
		fromMarginaliaRangeType = fromRange(i)
		
		if (fromMarginaliaRangeType.rangeType = "block") then
			rem this is a block type range = paragraph, table, section etc...
			if (fromMarginaliaRangeType.rangeName = "p") then
				theParagraphFrom = getNthParagraph (fromMarginaliaRangeType.rangeNumber)	
			end if
		end if 
		
		if (fromMarginaliaRangeType.rangeType = "string") then
			if (fromMarginaliaRangeType.rangeName = "word") then
				if ((i &gt; LBound(fromRange)) and (Not IsNull(theParagraphFrom) )) then 
					rem because the string range cannot be the starting range
					rem and becase the preceeding parent range must be a block type
					theWordFrom = getNthWord(theParagraphFrom, fromMarginaliaRangeType.rangeNumber)
				else
					MsgBox "the parent (paragraph) range was invalid"
				end if
			end if
			if (fromMarginaliaRangeType.rangeName = "char") then
				if ((i &gt; LBound(fromRange)) and (Not IsNull(theWordFrom) )) then 
					rem because the string range cannot be the starting range
					rem and becase the preceeding parent range must be a block type
					theCharacterFrom = getNthCharacter(theWordFrom, fromMarginaliaRangeType.rangeNumber)
				else
					MsgBox "the parent (word) range was invalid"
				end if
			end if		
		end if
	Next 	

	
	Dim theParagraphTo as variant
	Dim theWordTo as variant
	Dim theCharacterTo as Variant
	
	For i=LBound(toRange) to UBound(toRange)
		Dim toMarginaliaRangeType as Variant
		toMarginaliaRangeType = toRange(i)
		
		if (toMarginaliaRangeType.rangeType = "block") then
			rem this is a block type range = paragraph, table, section etc...
			if (toMarginaliaRangeType.rangeName = "p") then
				theParagraphTo = getNthParagraph (toMarginaliaRangeType.rangeNumber)	
			end if
		end if 
		
		if (toMarginaliaRangeType.rangeType = "string") then
			if (toMarginaliaRangeType.rangeName = "word") then
				if ((i &gt; LBound(toRange)) and (Not IsNull(theParagraphTo) )) then 
					rem because the string range cannot be the starting range
					rem and becase the preceeding parent range must be a block type
					theWordTo = getNthWord(theParagraphTo, toMarginaliaRangeType.rangeNumber)
				else
					MsgBox "the parent (paragraph) range was invalid"
				end if
			end if
			if (toMarginaliaRangeType.rangeName = "char") then
				if ((i &gt; LBound(toRange)) and (Not IsNull(theWordTo) )) then 
					rem because the string range cannot be the starting range
					rem and becase the preceeding parent range must be a block type
					theCharacterTo = getNthCharacter(theWordTo, toMarginaliaRangeType.rangeNumber)
				else
					MsgBox "the parent (word) range was invalid"
				end if
			end if		
		end if
	Next 	

theCharacterFrom.gotoRange(theCharacterTo, true)
theCharacterFrom.CharBackColor = RGB(200,0,0)


End Function


Function getRange


End Function
</script:module>
</file>

<file path=Basic/Marginalia/script-lb.xml><?xml version="1.0" encoding="utf-8"?>
<!DOCTYPE library  PUBLIC '-//OpenOffice.org//DTD OfficeDocument 1.0//EN'  'library.dtd'>
<library:library xmlns:library="http://openoffice.org/2000/library" library:name="Marginalia" library:readonly="false" library:passwordprotected="false">
  <library:element library:name="MarginaliaOOo"/>
  <library:element library:name="Marginalia"/>
  <library:element library:name="MarginaliaTests"/>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arginalia" library:link="false"/>
</library:libraries>
</file>

<file path=Dialogs/Marginalia/TestRunner.xml><?xml version="1.0" encoding="utf-8"?>
<!DOCTYPE window  PUBLIC '-//OpenOffice.org//DTD OfficeDocument 1.0//EN'  'dialog.dtd'>
<dlg:window xmlns:dlg="http://openoffice.org/2000/dialog" xmlns:script="http://openoffice.org/2000/script" dlg:id="dlgTestRunner" dlg:left="196" dlg:top="100" dlg:width="243" dlg:height="138" dlg:closeable="true" dlg:moveable="true" dlg:title="Marginalia Ranges Test">
  <dlg:bulletinboard>
    <dlg:button dlg:id="CommandButton1" dlg:tab-index="1" dlg:left="31" dlg:top="119" dlg:width="87" dlg:height="16" dlg:value="Mark Range...">
      <script:event script:event-name="on-performaction" script:macro-name="vnd.sun.star.script:Marginalia.MarginaliaTests.MarkRange_Clicked?language=Basic&amp;location=document" script:language="Script"/>
    </dlg:button>
    <dlg:menulist dlg:id="lbRanges" dlg:tab-index="0" dlg:left="4" dlg:top="3" dlg:width="233" dlg:height="107"/>
    <dlg:button dlg:id="CommandButton2" dlg:tab-index="2" dlg:left="126" dlg:top="119" dlg:width="87" dlg:height="16" dlg:value="Close...">
      <script:event script:event-name="on-performaction" script:macro-name="vnd.sun.star.script:Marginalia.MarginaliaTests.CloseDialog_Clicked?language=Basic&amp;location=document" script:language="Script"/>
    </dlg:button>
  </dlg:bulletinboard>
</dlg:window>
</file>

<file path=Dialogs/Marginalia/dialog-lb.xml><?xml version="1.0" encoding="utf-8"?>
<!DOCTYPE library  PUBLIC '-//OpenOffice.org//DTD OfficeDocument 1.0//EN'  'library.dtd'>
<library:library xmlns:library="http://openoffice.org/2000/library" library:name="Marginalia" library:readonly="false" library:passwordprotected="false">
  <library:element library:name="TestRunn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arginalia" library:link="false"/>
</library:libraries>
</file>